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0555in" fo:margin-bottom="0.0555in" loext:contextual-spacing="false" style:page-number="1"/>
    </style:style>
    <style:style style:name="P2" style:family="paragraph" style:parent-style-name="Standard" style:list-style-name="WWNum1">
      <style:paragraph-properties fo:margin-left="0.5in" fo:margin-right="0in" fo:margin-top="0.0555in" fo:margin-bottom="0.0555in" loext:contextual-spacing="true" fo:text-indent="-0.25in" style:auto-text-indent="false"/>
    </style:style>
    <style:style style:name="P3" style:family="paragraph" style:parent-style-name="Standard">
      <style:paragraph-properties fo:margin-left="0in" fo:margin-right="0in" fo:margin-top="0.0555in" fo:margin-bottom="0.0555in" loext:contextual-spacing="false" fo:text-indent="0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arz geolokalizacji</text:p>
      <text:list xml:id="list3707627941194344672" text:style-name="WWNum1">
        <text:list-item>
          <text:p text:style-name="P2">Interfejs aplikacji to głównie mapa </text:p>
        </text:list-item>
        <text:list-item>
          <text:p text:style-name="P2">Mapa domyślnie jest wyśrodkowana w miejscu naszej firmy</text:p>
        </text:list-item>
        <text:list-item>
          <text:p text:style-name="P2">Nasza firma na mapie jest zaznaczona punktem</text:p>
        </text:list-item>
        <text:list-item>
          <text:p text:style-name="P2">Przycisk dla użytkownika “Zlokalizuj mnie”</text:p>
        </text:list-item>
        <text:list-item>
          <text:p text:style-name="P2">Przycisk “Pokaż optymalną trasę” - dostępny dopiero po zlokalizowaniu użytkownika</text:p>
        </text:list-item>
        <text:list-item>
          <text:p text:style-name="P2">Z selecta możemy wybrać formę transportu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left="-0.0209in" fo:margin-right="0in" fo:margin-top="0.0555in" fo:margin-bottom="0.0555in" loext:contextual-spacing="false" fo:line-height="115%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4862in" fo:margin-bottom="0.0835in" loext:contextual-spacing="false" fo:line-height="100%" fo:text-align="center" style:justify-single-word="false" fo:keep-together="always" fo:text-indent="0in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text-align="center" style:justify-single-word="false" fo:keep-together="always"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49" meta:character-count="334" meta:non-whitespace-character-count="297"/>
    <meta:generator>LibreOfficeDev/5.1.0.3$Linux_X86_64 LibreOffice_project/</meta:generator>
  </office:meta>
</office:document-meta>
</file>